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Heading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fo:background-color="#FFFFFF"/>
    </style:style>
    <style:style style:name="P19" style:parent-style-name="PreformattedText" style:family="paragraph">
      <style:paragraph-properties fo:text-align="justify"/>
    </style:style>
    <style:style style:name="P20" style:parent-style-name="PreformattedText" style:family="paragraph">
      <style:paragraph-properties fo:margin-bottom="0.1965in" fo:background-color="#CCCCCC"/>
      <style:text-properties fo:color="#555555"/>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PreformattedText" style:family="paragraph">
      <style:paragraph-properties fo:margin-bottom="0.1965in" fo:background-color="#CCCCCC"/>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text-align="justify"/>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fo:background-color="#FFFFFF"/>
    </style:style>
    <style:style style:name="P34" style:parent-style-name="Standard" style:family="paragraph">
      <style:paragraph-properties fo:text-align="justify" fo:background-color="#FFFFFF"/>
    </style:style>
    <style:style style:name="P35" style:parent-style-name="PreformattedText" style:family="paragraph">
      <style:paragraph-properties fo:background-color="#CCCCCC"/>
      <style:text-properties fo:color="#555555"/>
    </style:style>
    <style:style style:name="P36" style:parent-style-name="PreformattedText" style:family="paragraph">
      <style:paragraph-properties fo:margin-bottom="0.1965in" fo:background-color="#CCCCCC"/>
    </style:style>
    <style:style style:name="T37" style:parent-style-name="DefaultParagraphFont" style:family="text">
      <style:text-properties fo:color="#555555"/>
    </style:style>
    <style:style style:name="T38" style:parent-style-name="DefaultParagraphFont" style:family="text">
      <style:text-properties fo:color="#555555"/>
    </style:style>
    <style:style style:name="T39" style:parent-style-name="DefaultParagraphFont" style:family="text">
      <style:text-properties fo:color="#555555"/>
    </style:style>
    <style:style style:name="T40" style:parent-style-name="DefaultParagraphFont" style:family="text">
      <style:text-properties fo:color="#555555"/>
    </style:style>
    <style:style style:name="T41" style:parent-style-name="DefaultParagraphFont" style:family="text">
      <style:text-properties fo:color="#555555"/>
    </style:style>
    <style:style style:name="P42" style:parent-style-name="Standard" style:family="paragraph">
      <style:paragraph-properties fo:text-align="justify" fo:background-color="#FFFFFF"/>
    </style:style>
    <style:style style:name="P43" style:parent-style-name="Standard" style:family="paragraph">
      <style:paragraph-properties fo:text-align="justify" fo:background-color="#FFFFFF"/>
    </style:style>
    <style:style style:name="P44" style:parent-style-name="PreformattedText" style:family="paragraph">
      <style:paragraph-properties fo:margin-bottom="0.1965in" fo:background-color="#CCCCCC"/>
    </style:style>
    <style:style style:name="T45" style:parent-style-name="DefaultParagraphFont" style:family="text">
      <style:text-properties fo:color="#555555"/>
    </style:style>
    <style:style style:name="T46" style:parent-style-name="DefaultParagraphFont" style:family="text">
      <style:text-properties fo:color="#555555"/>
    </style:style>
    <style:style style:name="T47" style:parent-style-name="DefaultParagraphFont" style:family="text">
      <style:text-properties fo:color="#555555"/>
    </style:style>
    <style:style style:name="T48" style:parent-style-name="DefaultParagraphFont" style:family="text">
      <style:text-properties fo:color="#555555"/>
    </style:style>
    <style:style style:name="T49" style:parent-style-name="DefaultParagraphFont" style:family="text">
      <style:text-properties fo:color="#555555"/>
    </style:style>
    <style:style style:name="T50" style:parent-style-name="DefaultParagraphFont" style:family="text">
      <style:text-properties fo:color="#555555"/>
    </style:style>
    <style:style style:name="T51" style:parent-style-name="DefaultParagraphFont" style:family="text">
      <style:text-properties fo:color="#555555"/>
    </style:style>
    <style:style style:name="T52" style:parent-style-name="DefaultParagraphFont" style:family="text">
      <style:text-properties fo:color="#555555"/>
    </style:style>
    <style:style style:name="T53" style:parent-style-name="DefaultParagraphFont" style:family="text">
      <style:text-properties fo:color="#555555"/>
    </style:style>
    <style:style style:name="T54" style:parent-style-name="DefaultParagraphFont" style:family="text">
      <style:text-properties fo:color="#555555"/>
    </style:style>
    <style:style style:name="T55" style:parent-style-name="DefaultParagraphFont" style:family="text">
      <style:text-properties fo:color="#555555"/>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fo:background-color="#FFFFFF"/>
    </style:style>
    <style:style style:name="P64" style:parent-style-name="PreformattedText" style:family="paragraph">
      <style:paragraph-properties fo:text-align="justify"/>
    </style:style>
    <style:style style:name="P65" style:parent-style-name="PreformattedText" style:family="paragraph">
      <style:paragraph-properties fo:margin-bottom="0.1965in" fo:background-color="#CCCCCC"/>
      <style:text-properties fo:color="#555555"/>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PreformattedText" style:family="paragraph">
      <style:paragraph-properties fo:margin-bottom="0.1965in" fo:background-color="#CCCCCC"/>
      <style:text-properties fo:color="#555555"/>
    </style:style>
    <style:style style:name="P69" style:parent-style-name="Standard" style:family="paragraph">
      <style:paragraph-properties fo:text-align="justify"/>
    </style:style>
    <style:style style:name="T70" style:parent-style-name="DefaultParagraphFont" style:family="text">
      <style:text-properties fo:font-style="italic" style:font-style-asian="italic"/>
    </style:style>
    <style:style style:name="P71" style:parent-style-name="Standard" style:family="paragraph">
      <style:paragraph-properties fo:text-align="justify" fo:background-color="#FFFFFF"/>
    </style:style>
    <style:style style:name="P72" style:parent-style-name="Standard" style:family="paragraph">
      <style:paragraph-properties fo:text-align="justify" fo:background-color="#FFFFFF"/>
    </style:style>
    <style:style style:name="T73" style:parent-style-name="DefaultParagraphFont" style:family="text">
      <style:text-properties fo:font-weight="bold" style:font-weight-asian="bold" style:font-weight-complex="bold"/>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style:style>
    <style:style style:name="P76" style:parent-style-name="Standard"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fo:background-color="#FFFFFF"/>
    </style:style>
    <style:style style:name="P82" style:parent-style-name="PreformattedText" style:family="paragraph">
      <style:paragraph-properties fo:text-align="justify"/>
    </style:style>
    <style:style style:name="P83" style:parent-style-name="PreformattedText" style:family="paragraph">
      <style:paragraph-properties fo:margin-bottom="0.1965in" fo:background-color="#CCCCCC"/>
      <style:text-properties fo:color="#555555"/>
    </style:style>
    <style:style style:name="P84" style:parent-style-name="Standard" style:family="paragraph">
      <style:paragraph-properties fo:text-align="justify"/>
    </style:style>
    <style:style style:name="P85" style:parent-style-name="Standard" style:family="paragraph"/>
    <style:style style:name="T86" style:parent-style-name="DefaultParagraphFont" style:family="text">
      <style:text-properties fo:font-style="italic" style:font-style-asian="italic"/>
    </style:style>
    <style:style style:name="P87" style:parent-style-name="Standard" style:family="paragraph"/>
    <style:style style:name="T88" style:parent-style-name="DefaultParagraphFont" style:family="text">
      <style:text-properties fo:font-style="italic" style:font-style-asian="italic"/>
    </style:style>
    <style:style style:name="P89" style:parent-style-name="Standard" style:family="paragraph"/>
    <style:style style:name="T90" style:parent-style-name="DefaultParagraphFont" style:family="text">
      <style:text-properties fo:font-style="italic" style:font-style-asian="italic"/>
    </style:style>
    <style:style style:name="P91" style:parent-style-name="Standard" style:family="paragraph"/>
    <style:style style:name="T92" style:parent-style-name="DefaultParagraphFont" style:family="text">
      <style:text-properties fo:font-style="italic" style:font-style-asian="italic"/>
    </style:style>
    <style:style style:name="P93" style:parent-style-name="Standard" style:family="paragraph"/>
    <style:style style:name="P94" style:parent-style-name="Standard" style:family="paragraph">
      <style:paragraph-properties fo:text-align="justify" fo:background-color="#FFFFFF"/>
    </style:style>
    <style:style style:name="P95" style:parent-style-name="Standard" style:family="paragraph">
      <style:paragraph-properties fo:text-align="justify" fo:background-color="#FFFFFF"/>
    </style:style>
    <style:style style:name="T96" style:parent-style-name="DefaultParagraphFont" style:family="text">
      <style:text-properties fo:font-weight="bold" style:font-weight-asian="bold" style:font-weight-complex="bold"/>
    </style:style>
    <style:style style:name="P97" style:parent-style-name="Standard" style:family="paragraph">
      <style:paragraph-properties fo:text-align="justify"/>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text-align="justify"/>
    </style:style>
    <style:style style:name="T100" style:parent-style-name="DefaultParagraphFont" style:family="text">
      <style:text-properties fo:font-weight="bold" style:font-weight-asian="bold" style:font-weight-complex="bold"/>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fo:background-color="#FFFFFF"/>
    </style:style>
    <style:style style:name="P105" style:parent-style-name="PreformattedText" style:family="paragraph">
      <style:paragraph-properties fo:text-align="justify"/>
    </style:style>
    <style:style style:name="P106" style:parent-style-name="PreformattedText" style:family="paragraph">
      <style:paragraph-properties fo:margin-bottom="0.1965in" fo:background-color="#CCCCCC"/>
      <style:text-properties fo:color="#555555"/>
    </style:style>
    <style:style style:name="P107" style:parent-style-name="Standard" style:family="paragraph">
      <style:paragraph-properties fo:text-align="justify" fo:background-color="#FFFFFF"/>
    </style:style>
    <style:style style:name="P108" style:parent-style-name="Standard" style:family="paragraph">
      <style:paragraph-properties fo:text-align="justify" fo:background-color="#FFFFFF"/>
    </style:style>
    <style:style style:name="P109" style:parent-style-name="Standard" style:family="paragraph">
      <style:paragraph-properties fo:text-align="justify" fo:background-color="#FFFFFF"/>
    </style:style>
    <style:style style:name="P110" style:parent-style-name="Standard" style:family="paragraph">
      <style:paragraph-properties fo:text-align="justify" fo:background-color="#FFFFFF"/>
    </style:style>
    <style:style style:name="P111" style:parent-style-name="Standard" style:family="paragraph">
      <style:paragraph-properties fo:text-align="justify" fo:background-color="#FFFFFF"/>
    </style:style>
    <style:style style:name="T112" style:parent-style-name="DefaultParagraphFont" style:family="text">
      <style:text-properties fo:font-weight="bold" style:font-weight-asian="bold" style:font-weight-complex="bold"/>
    </style:style>
    <style:style style:name="P113" style:parent-style-name="Standard" style:family="paragraph">
      <style:paragraph-properties fo:text-align="justify"/>
    </style:style>
    <style:style style:name="T114" style:parent-style-name="DefaultParagraphFont" style:family="text">
      <style:text-properties fo:font-weight="bold" style:font-weight-asian="bold" style:font-weight-complex="bold"/>
    </style:style>
    <style:style style:name="P115" style:parent-style-name="Standard" style:family="paragraph">
      <style:paragraph-properties fo:text-align="justify"/>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fo:background-color="#FFFFFF"/>
    </style:style>
    <style:style style:name="P121" style:parent-style-name="PreformattedText" style:family="paragraph">
      <style:paragraph-properties fo:text-align="justify"/>
    </style:style>
    <style:style style:name="P122" style:parent-style-name="PreformattedText" style:family="paragraph">
      <style:paragraph-properties fo:margin-bottom="0.1965in" fo:background-color="#CCCCCC"/>
      <style:text-properties fo:color="#555555"/>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PreformattedText" style:family="paragraph">
      <style:paragraph-properties fo:margin-bottom="0.1965in" fo:background-color="#CCCCCC"/>
      <style:text-properties fo:color="#555555"/>
    </style:style>
    <style:style style:name="P126" style:parent-style-name="Standard" style:family="paragraph">
      <style:paragraph-properties fo:text-align="justify"/>
    </style:style>
    <style:style style:name="P127" style:parent-style-name="Standard" style:family="paragraph">
      <style:paragraph-properties fo:text-align="justify" fo:background-color="#FFFFFF"/>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text-align="justify"/>
    </style:style>
    <style:style style:name="T130" style:parent-style-name="DefaultParagraphFont" style:family="text">
      <style:text-properties fo:font-weight="bold" style:font-weight-asian="bold" style:font-weight-complex="bold"/>
    </style:style>
    <style:style style:name="P131" style:parent-style-name="Standard" style:family="paragraph">
      <style:paragraph-properties fo:text-align="justify"/>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fo:background-color="#FFFFFF"/>
    </style:style>
    <style:style style:name="P137" style:parent-style-name="PreformattedText" style:family="paragraph">
      <style:paragraph-properties fo:text-align="justify"/>
    </style:style>
    <style:style style:name="P138" style:parent-style-name="PreformattedText" style:family="paragraph">
      <style:paragraph-properties fo:margin-bottom="0.1965in" fo:background-color="#CCCCCC"/>
      <style:text-properties fo:color="#555555"/>
    </style:style>
    <style:style style:name="P139" style:parent-style-name="Standard" style:family="paragraph">
      <style:paragraph-properties fo:text-align="justify" fo:background-color="#FFFFFF"/>
    </style:style>
    <style:style style:name="T140" style:parent-style-name="DefaultParagraphFont" style:family="text">
      <style:text-properties fo:font-weight="bold" style:font-weight-asian="bold" style:font-weight-complex="bold"/>
    </style:style>
    <style:style style:name="P141" style:parent-style-name="Standard" style:family="paragraph">
      <style:paragraph-properties fo:text-align="justify"/>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text-align="justify"/>
    </style:style>
    <style:style style:name="T144" style:parent-style-name="DefaultParagraphFont" style:family="text">
      <style:text-properties fo:font-weight="bold" style:font-weight-asian="bold" style:font-weight-complex="bold"/>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fo:background-color="#FFFFFF"/>
    </style:style>
    <style:style style:name="P149" style:parent-style-name="PreformattedText" style:family="paragraph">
      <style:paragraph-properties fo:background-color="#CCCCCC"/>
      <style:text-properties fo:color="#555555"/>
    </style:style>
    <style:style style:name="P150" style:parent-style-name="PreformattedText" style:family="paragraph">
      <style:paragraph-properties fo:margin-bottom="0.1965in" fo:background-color="#CCCCCC"/>
    </style:style>
    <style:style style:name="T151" style:parent-style-name="DefaultParagraphFont" style:family="text">
      <style:text-properties fo:color="#555555"/>
    </style:style>
    <style:style style:name="T152" style:parent-style-name="DefaultParagraphFont" style:family="text">
      <style:text-properties fo:color="#555555"/>
    </style:style>
    <style:style style:name="T153" style:parent-style-name="DefaultParagraphFont" style:family="text">
      <style:text-properties fo:color="#555555"/>
    </style:style>
    <style:style style:name="T154" style:parent-style-name="DefaultParagraphFont" style:family="text">
      <style:text-properties fo:color="#555555"/>
    </style:style>
    <style:style style:name="T155" style:parent-style-name="DefaultParagraphFont" style:family="text">
      <style:text-properties fo:color="#555555"/>
    </style:style>
    <style:style style:name="P156" style:parent-style-name="Standard" style:family="paragraph">
      <style:paragraph-properties fo:text-align="justify" fo:background-color="#FFFFFF"/>
    </style:style>
    <style:style style:name="P157" style:parent-style-name="Standard" style:family="paragraph">
      <style:paragraph-properties fo:text-align="justify" fo:background-color="#FFFFFF"/>
    </style:style>
    <style:style style:name="P158" style:parent-style-name="PreformattedText" style:family="paragraph">
      <style:paragraph-properties fo:margin-bottom="0.1965in" fo:background-color="#CCCCCC"/>
    </style:style>
    <style:style style:name="T159" style:parent-style-name="DefaultParagraphFont" style:family="text">
      <style:text-properties fo:color="#555555"/>
    </style:style>
    <style:style style:name="T160" style:parent-style-name="DefaultParagraphFont" style:family="text">
      <style:text-properties fo:color="#555555"/>
    </style:style>
    <style:style style:name="T161" style:parent-style-name="DefaultParagraphFont" style:family="text">
      <style:text-properties fo:color="#555555"/>
    </style:style>
    <style:style style:name="T162" style:parent-style-name="DefaultParagraphFont" style:family="text">
      <style:text-properties fo:color="#555555"/>
    </style:style>
    <style:style style:name="T163" style:parent-style-name="DefaultParagraphFont" style:family="text">
      <style:text-properties fo:color="#555555"/>
    </style:style>
    <style:style style:name="T164" style:parent-style-name="DefaultParagraphFont" style:family="text">
      <style:text-properties fo:color="#555555"/>
    </style:style>
    <style:style style:name="T165" style:parent-style-name="DefaultParagraphFont" style:family="text">
      <style:text-properties fo:color="#555555"/>
    </style:style>
    <style:style style:name="T166" style:parent-style-name="DefaultParagraphFont" style:family="text">
      <style:text-properties fo:color="#555555"/>
    </style:style>
    <style:style style:name="T167" style:parent-style-name="DefaultParagraphFont" style:family="text">
      <style:text-properties fo:color="#555555"/>
    </style:style>
    <style:style style:name="T168" style:parent-style-name="DefaultParagraphFont" style:family="text">
      <style:text-properties fo:color="#555555"/>
    </style:style>
    <style:style style:name="T169" style:parent-style-name="DefaultParagraphFont" style:family="text">
      <style:text-properties fo:color="#555555"/>
    </style:style>
    <style:style style:name="T170" style:parent-style-name="DefaultParagraphFont" style:family="text">
      <style:text-properties fo:color="#555555"/>
    </style:style>
    <style:style style:name="T171" style:parent-style-name="DefaultParagraphFont" style:family="text">
      <style:text-properties fo:font-weight="bold" style:font-weight-asian="bold" style:font-weight-complex="bold" fo:language="en" fo:country="US"/>
    </style:style>
    <style:style style:name="T172" style:parent-style-name="DefaultParagraphFont" style:family="text">
      <style:text-properties fo:language="en" fo:country="US"/>
    </style:style>
    <style:style style:name="P173" style:parent-style-name="Standard" style:family="paragraph">
      <style:paragraph-properties fo:text-align="justify"/>
    </style:style>
    <style:style style:name="T174" style:parent-style-name="DefaultParagraphFont" style:family="text">
      <style:text-properties fo:font-weight="bold" style:font-weight-asian="bold" style:font-weight-complex="bold"/>
    </style:style>
    <style:style style:name="P175" style:parent-style-name="Standard" style:family="paragraph">
      <style:paragraph-properties fo:text-align="justify"/>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Standard" style:family="paragraph"/>
    <style:style style:name="T179" style:parent-style-name="DefaultParagraphFont" style:family="text">
      <style:text-properties fo:font-style="italic" style:font-style-asian="italic" style:font-style-complex="italic"/>
    </style:style>
    <style:style style:name="P180" style:parent-style-name="Standard" style:family="paragraph"/>
    <style:style style:name="T181" style:parent-style-name="DefaultParagraphFont" style:family="text">
      <style:text-properties fo:font-style="italic" style:font-style-asian="italic" style:font-style-complex="italic"/>
    </style:style>
    <style:style style:name="P182" style:parent-style-name="Standard" style:family="paragraph"/>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Standard" style:family="paragraph"/>
    <style:style style:name="T187" style:parent-style-name="DefaultParagraphFont" style:family="text">
      <style:text-properties fo:font-style="italic" style:font-style-asian="italic" style:font-style-complex="italic"/>
    </style:style>
    <style:style style:name="P188" style:parent-style-name="Standard" style:family="paragraph">
      <style:paragraph-properties fo:margin-left="0.9923in">
        <style:tab-stops/>
      </style:paragraph-properties>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fo:background-color="#FFFFFF"/>
    </style:style>
    <style:style style:name="P192" style:parent-style-name="PreformattedText" style:family="paragraph">
      <style:paragraph-properties fo:text-align="justify"/>
    </style:style>
    <style:style style:name="P193" style:parent-style-name="PreformattedText" style:family="paragraph">
      <style:paragraph-properties fo:margin-bottom="0.1965in" fo:background-color="#CCCCCC"/>
      <style:text-properties fo:color="#555555"/>
    </style:style>
    <style:style style:name="P194" style:parent-style-name="Standard" style:family="paragraph">
      <style:paragraph-properties fo:text-align="justify" fo:background-color="#FFFFFF"/>
    </style:style>
    <style:style style:name="P195" style:parent-style-name="Standard" style:family="paragraph">
      <style:paragraph-properties fo:text-align="justify" fo:background-color="#FFFFFF"/>
    </style:style>
    <style:style style:name="T196" style:parent-style-name="DefaultParagraphFont" style:family="text">
      <style:text-properties fo:font-weight="bold" style:font-weight-asian="bold" style:font-weight-complex="bold" fo:language="en" fo:country="US"/>
    </style:style>
    <style:style style:name="T197" style:parent-style-name="DefaultParagraphFont" style:family="text">
      <style:text-properties fo:language="en" fo:country="US"/>
    </style:style>
    <style:style style:name="P198" style:parent-style-name="Standard" style:family="paragraph">
      <style:paragraph-properties fo:text-align="justify"/>
    </style:style>
    <style:style style:name="T199" style:parent-style-name="DefaultParagraphFont" style:family="text">
      <style:text-properties fo:font-weight="bold" style:font-weight-asian="bold" style:font-weight-complex="bold"/>
    </style:style>
    <style:style style:name="P200" style:parent-style-name="Standard" style:family="paragraph">
      <style:paragraph-properties fo:text-align="justify"/>
    </style:style>
    <style:style style:name="T201" style:parent-style-name="DefaultParagraphFont" style:family="text">
      <style:text-properties fo:font-weight="bold" style:font-weight-asian="bold" style:font-weight-complex="bold"/>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fo:background-color="#FFFFFF"/>
    </style:style>
    <style:style style:name="P206" style:parent-style-name="PreformattedText" style:family="paragraph">
      <style:paragraph-properties fo:text-align="justify"/>
    </style:style>
    <style:style style:name="P207" style:parent-style-name="PreformattedText" style:family="paragraph">
      <style:paragraph-properties fo:margin-bottom="0.1965in" fo:background-color="#CCCCCC"/>
      <style:text-properties fo:color="#555555"/>
    </style:style>
    <style:style style:name="P208" style:parent-style-name="Standard" style:family="paragraph">
      <style:paragraph-properties fo:text-align="justify" fo:background-color="#FFFFFF"/>
    </style:style>
    <style:style style:name="P209" style:parent-style-name="Standard" style:family="paragraph">
      <style:paragraph-properties fo:text-align="justify" fo:background-color="#FFFFFF"/>
    </style:style>
    <style:style style:name="P210" style:parent-style-name="Standard" style:family="paragraph">
      <style:paragraph-properties fo:text-align="justify"/>
    </style:style>
  </office:automatic-styles>
  <office:body>
    <office:text text:use-soft-page-breaks="true">
      <text:h text:style-name="P1" text:outline-level="1"/>
      <text:h text:style-name="P2" text:outline-level="1">Arrowhead DataManager 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 DataManager Core Service 4.1.3 and shows the key differences between the new interface and the old one.</text:p>
      <text:h text:style-name="Heading2" text:outline-level="2">Client Services - Proxy</text:h>
      <text:p text:style-name="Standard">These services can be used by consumers in an Arrowhead Cloud.</text:p>
      <text:p text:style-name="Standard"/>
      <text:p text:style-name="Standard"><text:span text:style-name="T7">Uri</text:span>: /datamanager/echo</text:p>
      <text:p text:style-name="Standard"><text:span text:style-name="T8">Type</text:span>: GET</text:p>
      <text:p text:style-name="Standard"/>
      <text:p text:style-name="P9">Returns a “Got it” message with the purpose of testing the core service availability.</text:p>
      <text:p text:style-name="P10"/>
      <text:p text:style-name="P11"/>
      <text:p text:style-name="Standard"><text:span text:style-name="T12">Uri</text:span>: /datamanager/proxy</text:p>
      <text:p text:style-name="P13"><text:span text:style-name="T14">Type</text:span>: GET</text:p>
      <text:p text:style-name="P15"/>
      <text:p text:style-name="P16">Gets a list of all systems that have created a proxy endpoint.</text:p>
      <text:p text:style-name="P17"/>
      <text:p text:style-name="P18">Output JSON structure for empty set:</text:p>
      <text:p text:style-name="P19"/>
      <text:p text:style-name="P20">{<text:line-break/><text:s text:c="2"/>"systems":<text:s/>[]<text:line-break/>}</text:p>
      <text:p text:style-name="P21">or</text:p>
      <text:p text:style-name="P22"/>
      <text:p text:style-name="P23">{<text:line-break/><text:s text:c="2"/>"systems":<text:s/>["sys1"]<text:line-break/>}</text:p>
      <text:p text:style-name="P24">if one system with the name ‘sys1’ has created a service endpoint.</text:p>
      <text:p text:style-name="P25"/>
      <text:p text:style-name="P26"/>
      <text:p text:style-name="Standard"><text:span text:style-name="T27">Uri</text:span>: /datamanager/proxy/</text:p>
      <text:p text:style-name="P28"><text:span text:style-name="T29">Type</text:span>: PUT</text:p>
      <text:p text:style-name="P30"/>
      <text:p text:style-name="P31">Depending on input message, this operation can list<text:s/>endpoints<text:s/>or delete an endpoint for a specific service.<text:s/>An<text:s/>endpoint can<text:s/>be used by a service data producer to push SenML data to the Proxy service.</text:p>
      <text:p text:style-name="P32"/>
      <text:p text:style-name="P33"/>
      <text:soft-page-break/>
      <text:p text:style-name="P34">Input JSON structure for List operation:</text:p>
      <text:p text:style-name="P35"/>
      <text:p text:style-name="P36"><text:span text:style-name="T37">{</text:span><text:span text:style-name="T38"><text:line-break/></text:span><text:span text:style-name="T39"><text:s text:c="2"/>"op":"list"</text:span><text:span text:style-name="T40"><text:line-break/></text:span><text:span text:style-name="T41">}</text:span></text:p>
      <text:p text:style-name="P42"/>
      <text:p text:style-name="P43">Input JSON structure for Delete operation:</text:p>
      <text:p text:style-name="P44"><text:span text:style-name="T45">{</text:span><text:span text:style-name="T46"><text:line-break/></text:span><text:span text:style-name="T47"><text:s text:c="2"/>"op":"delete",</text:span><text:span text:style-name="T48"><text:line-break/></text:span><text:span text:style-name="T49"><text:s text:c="2"/>"s</text:span><text:span text:style-name="T50">e</text:span><text:span text:style-name="T51">rv</text:span><text:span text:style-name="T52">ice</text:span><text:span text:style-name="T53">Name": "_temperature._http._sys1._arrowhead.eu"</text:span><text:span text:style-name="T54"><text:line-break/></text:span><text:span text:style-name="T55">}</text:span></text:p>
      <text:p text:style-name="P56"/>
      <text:p text:style-name="Standard"><text:span text:style-name="T57">Uri</text:span>: /datamanager/proxy/&lt;systemName&gt;</text:p>
      <text:p text:style-name="P58"><text:span text:style-name="T59">Type</text:span>: GET</text:p>
      <text:p text:style-name="P60"/>
      <text:p text:style-name="P61">Gets a list of<text:s/>all services that system<text:s/>&lt;systemName&gt; has<text:s/>created.</text:p>
      <text:p text:style-name="P62"/>
      <text:p text:style-name="P63">Output JSON structure for empty set:</text:p>
      <text:p text:style-name="P64"/>
      <text:p text:style-name="P65">{<text:line-break/><text:s text:c="2"/>"services":<text:s/>[]<text:line-break/>}</text:p>
      <text:p text:style-name="P66">or<text:s/>for non-empty<text:s/>set</text:p>
      <text:p text:style-name="P67"/>
      <text:p text:style-name="P68">{<text:line-break/><text:s text:c="2"/>"services":<text:s/>[<text:line-break/><text:s text:c="4"/>"_temperature._http._sys1._arrowhead.eu"<text:line-break/><text:s text:c="2"/>]<text:line-break/>}</text:p>
      <text:p text:style-name="P69">when one system named<text:s/><text:span text:style-name="T70">sys1</text:span>, has registered one service. The example request URI is:<text:line-break/>/datamanager/proxy/sys1</text:p>
      <text:p text:style-name="P71"/>
      <text:p text:style-name="P72"/>
      <text:p text:style-name="Standard"><text:span text:style-name="T73">Uri</text:span>: /datamanager/proxy/&lt;systemName&gt;/&lt;serviceName&gt;</text:p>
      <text:p text:style-name="P74"><text:span text:style-name="T75">Type</text:span>: PUT</text:p>
      <text:p text:style-name="P76"><text:span text:style-name="T77">Content-Type</text:span>: application/json</text:p>
      <text:p text:style-name="P78"/>
      <text:p text:style-name="P79">Pushes a SenML message to a service endpoint named &lt;serviceName&gt; that system &lt;systemName&gt; have created. Building on the previously used examples with sys1 as system, the entire URI will be:<text:line-break/><text:s/>/datamanager/proxy/sys1/_temperature._http._sys1._arrowhead.eu</text:p>
      <text:p text:style-name="P80"/>
      <text:p text:style-name="P81">Input JSON:</text:p>
      <text:p text:style-name="P82"/>
      <text:p text:style-name="P83">[<text:line-break/><text:s text:c="2"/>{"bn":"_temperature._http._sys1._arrowhead.eu", "bt": 14625223},<text:s/><text:line-break/><text:s text:c="2"/>{"n": "temperature", "v": 19.2}<text:line-break/>]</text:p>
      <text:p text:style-name="P84">4.1.3.</text:p>
      <text:list text:style-name="LFO1" text:continue-numbering="true">
        <text:list-item>
          <text:p text:style-name="P85">Note that<text:s/>the<text:s/><text:span text:style-name="T86">bn</text:span><text:s/>must occur once, and must be placed in the first JSON object in the array.</text:p>
        </text:list-item>
        <text:list-item>
          <text:p text:style-name="P87">Note that the<text:s/><text:span text:style-name="T88">bt</text:span><text:s/>must occur once, and must be placed in the first JSON object in the<text:s/><text:soft-page-break/>array. The bt tag is the number of seconds since 1/1 1970, i.e. UNIX <text:s/>time.</text:p>
        </text:list-item>
        <text:list-item>
          <text:p text:style-name="P89">Note that the<text:s/><text:span text:style-name="T90">bu</text:span><text:s/>can only occur once, and if exists, must be placed in the first JSON object in the array.</text:p>
        </text:list-item>
        <text:list-item>
          <text:p text:style-name="P91">The<text:s/><text:span text:style-name="T92">bn</text:span><text:s/>field must match the serviceName parameter.</text:p>
        </text:list-item>
        <text:list-item>
          <text:p text:style-name="P93">For more details, see the SenML RFC -<text:s/><text:a xlink:href="https://tools.ietf.org/html/rfc8428" office:target-frame-name="_top" xlink:show="replace"><text:span text:style-name="Hyperlink">https://tools.ietf.o</text:span><text:span text:style-name="Hyperlink">rg/html/rfc8428</text:span></text:a><text:s/></text:p>
        </text:list-item>
      </text:list>
      <text:p text:style-name="P94"/>
      <text:p text:style-name="P95"/>
      <text:p text:style-name="Standard"><text:span text:style-name="T96">Uri</text:span>: /datamanager/proxy/&lt;systemName&gt;/&lt;serviceName&gt;</text:p>
      <text:p text:style-name="P97"><text:span text:style-name="T98">Type</text:span>: GET</text:p>
      <text:p text:style-name="P99"><text:span text:style-name="T100">Content-Type</text:span>: application/json</text:p>
      <text:p text:style-name="P101"/>
      <text:p text:style-name="P102">Fetches the<text:s/>latest<text:s/>SenML message from a service endpoint named &lt;serviceName&gt; belonging to system &lt;systemName&gt;.</text:p>
      <text:p text:style-name="P103"/>
      <text:p text:style-name="P104">Output JSON:</text:p>
      <text:p text:style-name="P105"/>
      <text:p text:style-name="P106">[<text:line-break/><text:s text:c="2"/>{"bn":"_temperature._http._sys1._arrowhead.eu", "bt": 14625223},<text:s/><text:line-break/><text:s text:c="2"/>{"n": "temperature", "v": 19.2}<text:line-break/>]</text:p>
      <text:p text:style-name="P107"/>
      <text:p text:style-name="P108">Note that the Proxy service only stores one message (the newest one), so if a data producer uploads messages faster than a consumer is downloading them, data will be<text:s/>lost. Use the Historian service if data guarantees are needed.<text:s/></text:p>
      <text:p text:style-name="P109"/>
      <text:h text:style-name="Heading2" text:outline-level="2">Client Services - Historian</text:h>
      <text:p text:style-name="P110">These services can be used by consumers in a local Arrowhead Cloud.</text:p>
      <text:p text:style-name="P111"/>
      <text:p text:style-name="Standard"><text:span text:style-name="T112">Uri</text:span>: /datamanager/historian</text:p>
      <text:p text:style-name="P113"><text:span text:style-name="T114">Type</text:span>: GET</text:p>
      <text:p text:style-name="P115"><text:span text:style-name="T116">Content-Type</text:span>: application/json</text:p>
      <text:p text:style-name="P117"/>
      <text:p text:style-name="P118">Gets a list of all<text:s/>systems that have created a Historian service endpoint.</text:p>
      <text:p text:style-name="P119"/>
      <text:p text:style-name="P120">Output JSON structure for empty set:</text:p>
      <text:p text:style-name="P121"/>
      <text:p text:style-name="P122">{<text:line-break/><text:s text:c="2"/>"systems":<text:s/>[]<text:line-break/>}</text:p>
      <text:p text:style-name="P123">or<text:s/>for non-empty set</text:p>
      <text:p text:style-name="P124"/>
      <text:p text:style-name="P125">{<text:line-break/><text:s text:c="2"/>"systems":<text:s/>["sys1", "sys2"]<text:line-break/>}</text:p>
      <text:p text:style-name="P126">if one system with the name ‘sys1’ has created at least one service endpoint.</text:p>
      <text:p text:style-name="P127"/>
      <text:p text:style-name="Standard"><text:span text:style-name="T128">Uri</text:span>:<text:s/>/datamanager/historian/&lt;systemName&gt;</text:p>
      <text:p text:style-name="P129"><text:span text:style-name="T130">Type</text:span>: GET</text:p>
      <text:p text:style-name="P131"><text:span text:style-name="T132">Content-Type</text:span>: application/json</text:p>
      <text:p text:style-name="P133"/>
      <text:soft-page-break/>
      <text:p text:style-name="P134">Gets a list of<text:s/>all service endpoints that system &lt;systemName&gt; have created in the Historian.</text:p>
      <text:p text:style-name="P135"/>
      <text:p text:style-name="P136">Output JSON structure:</text:p>
      <text:p text:style-name="P137"/>
      <text:p text:style-name="P138">{<text:line-break/><text:s text:c="2"/>"services":<text:s/>[<text:line-break/><text:s text:c="4"/>"_sensor-342._temperature._http._tw.net"<text:line-break/><text:s text:c="2"/>]<text:line-break/>}</text:p>
      <text:p text:style-name="P139"/>
      <text:p text:style-name="Standard"><text:span text:style-name="T140">Uri</text:span>: /datamanager/historian/&lt;systemName&gt;</text:p>
      <text:p text:style-name="P141"><text:span text:style-name="T142">Type</text:span>: PUT</text:p>
      <text:p text:style-name="P143"><text:span text:style-name="T144">Content-Type</text:span>: application/json</text:p>
      <text:p text:style-name="P145"/>
      <text:p text:style-name="P146">Depending on input message, this operation can list, create or delete an endpoint for a specific service. The endpoint can then be used by a service data<text:s/>producer to push SenML data to the Historian service.</text:p>
      <text:p text:style-name="P147"/>
      <text:p text:style-name="P148">Input JSON structure for List operation:</text:p>
      <text:p text:style-name="P149"/>
      <text:p text:style-name="P150"><text:span text:style-name="T151">{</text:span><text:span text:style-name="T152"><text:line-break/></text:span><text:span text:style-name="T153"><text:s text:c="2"/>"op":"list"</text:span><text:span text:style-name="T154"><text:line-break/></text:span><text:span text:style-name="T155">}</text:span></text:p>
      <text:p text:style-name="P156"/>
      <text:p text:style-name="P157">Input JSON structure for Delete operation:</text:p>
      <text:p text:style-name="P158"><text:span text:style-name="T159">{</text:span><text:span text:style-name="T160"><text:line-break/></text:span><text:span text:style-name="T161"><text:s text:c="2"/>"op":"delete",</text:span><text:span text:style-name="T162"><text:line-break/></text:span><text:span text:style-name="T163"><text:s text:c="2"/>"s</text:span><text:span text:style-name="T164">e</text:span><text:span text:style-name="T165">rv</text:span><text:span text:style-name="T166">ice</text:span><text:span text:style-name="T167">Na</text:span><text:span text:style-name="T168">me": "_temperature._http._sys1._arrowhead.eu"</text:span><text:span text:style-name="T169"><text:line-break/></text:span><text:span text:style-name="T170">}</text:span></text:p>
      <text:p text:style-name="Standard"><text:span text:style-name="T171">Uri</text:span><text:span text:style-name="T172">: /datamanager/historian/&lt;systemName&gt;/&lt;serviceName&gt;</text:span></text:p>
      <text:p text:style-name="P173"><text:span text:style-name="T174">Type</text:span>: GET</text:p>
      <text:p text:style-name="P175"><text:span text:style-name="T176">Content-Type</text:span>: application/json</text:p>
      <text:p text:style-name="Standard"><text:span text:style-name="T177">Query params</text:span>:</text:p>
      <text:list text:style-name="LFO1" text:continue-numbering="true">
        <text:list-item>
          <text:p text:style-name="P178"><text:span text:style-name="T179">count</text:span><text:s/>– number of measurements to fetch (optional),</text:p>
        </text:list-item>
        <text:list-item>
          <text:p text:style-name="P180"><text:span text:style-name="T181">sigX<text:s/></text:span>– signal name, multiple sig parameters can be used, where X goes from 0 to the number of requested signals. For example: ?sig0=temperature&amp;sig1=humidity</text:p>
        </text:list-item>
        <text:list-item>
          <text:p text:style-name="P182"><text:span text:style-name="T183">t</text:span><text:span text:style-name="T184">o</text:span><text:span text:style-name="T185"><text:s/></text:span>–<text:s/>get sensor data up until the to timestamp</text:p>
        </text:list-item>
        <text:list-item>
          <text:p text:style-name="P186"><text:span text:style-name="T187">from<text:s/></text:span>– get sensor data starting with the from timestamp</text:p>
        </text:list-item>
      </text:list>
      <text:p text:style-name="P188"/>
      <text:p text:style-name="P189">This operation fetches sensor data from an endpoint.<text:s/></text:p>
      <text:p text:style-name="P190"/>
      <text:p text:style-name="P191">Output JSON:</text:p>
      <text:p text:style-name="P192"/>
      <text:p text:style-name="P193">[<text:line-break/><text:s text:c="2"/>{"bn":"_temperature._http._sys1._arrowhead.eu", "bt": 14625223},<text:s/><text:line-break/><text:s text:c="2"/>{"n": "temperature", "v": 19.2}<text:line-break/>]</text:p>
      <text:p text:style-name="P194"/>
      <text:p text:style-name="P195"/>
      <text:p text:style-name="Standard"><text:span text:style-name="T196">Uri</text:span><text:span text:style-name="T197">: /datamanager/historian/&lt;systemName&gt;/&lt;serviceName&gt;</text:span></text:p>
      <text:p text:style-name="P198"><text:span text:style-name="T199">Type</text:span>: PUT</text:p>
      <text:p text:style-name="P200"><text:span text:style-name="T201">Content-Type</text:span>: application/json</text:p>
      <text:p text:style-name="P202"/>
      <text:soft-page-break/>
      <text:p text:style-name="P203">This operation pushes sensor data into an endpoint.<text:s/></text:p>
      <text:p text:style-name="P204"/>
      <text:p text:style-name="P205">Input JSON:</text:p>
      <text:p text:style-name="P206"/>
      <text:p text:style-name="P207">[<text:line-break/><text:s text:c="2"/>{"bn":"_temperature._http._sys1._arrowhead.eu", "bt": 14625223},<text:s/><text:line-break/><text:s text:c="2"/>{"n": "temperature", "v": 19.2}<text:line-break/>]</text:p>
      <text:p text:style-name="P208"/>
      <text:p text:style-name="P209"/>
      <text:h text:style-name="Heading2" text:outline-level="2">Private Services</text:h>
      <text:p text:style-name="P210">Not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Microsoft Office User</dc:creator>
    <meta:creation-date>2020-02-03T14:01:00Z</meta:creation-date>
    <dc:date>2020-02-06T09:23:00Z</dc:date>
    <meta:print-date>2020-02-03T14:01:00Z</meta:print-date>
    <meta:template xlink:href="Normal.dotm" xlink:type="simple"/>
    <meta:editing-cycles>3</meta:editing-cycles>
    <meta:editing-duration>PT120S</meta:editing-duration>
    <meta:document-statistic meta:page-count="5" meta:paragraph-count="11" meta:word-count="839" meta:character-count="5611" meta:row-count="39" meta:non-whitespace-character-count="4783"/>
  </office:meta>
</office:document-meta>
</file>